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ab24e" officeooo:paragraph-rsid="000ab24e"/>
    </style:style>
    <style:style style:name="P2" style:family="paragraph" style:parent-style-name="Standard" style:list-style-name="L1">
      <style:text-properties officeooo:rsid="000ab24e" officeooo:paragraph-rsid="000ab24e"/>
    </style:style>
    <style:style style:name="P3" style:family="paragraph" style:parent-style-name="Standard" style:list-style-name="L1">
      <style:text-properties officeooo:rsid="000ab24e" officeooo:paragraph-rsid="000ceb08"/>
    </style:style>
    <style:style style:name="P4" style:family="paragraph" style:parent-style-name="Standard">
      <style:paragraph-properties fo:text-align="center" style:justify-single-word="false"/>
      <style:text-properties fo:font-size="18pt" officeooo:rsid="000ab24e" officeooo:paragraph-rsid="000ab24e" style:font-size-asian="18pt" style:font-size-complex="18pt"/>
    </style:style>
    <style:style style:name="P5" style:family="paragraph" style:parent-style-name="Standard">
      <style:text-properties fo:font-weight="bold" officeooo:rsid="000ab24e" officeooo:paragraph-rsid="000ab24e" style:font-weight-asian="bold" style:font-weight-complex="bold"/>
    </style:style>
    <style:style style:name="T1" style:family="text">
      <style:text-properties officeooo:rsid="000ceb0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Meeting 4</text:p>
      <text:p text:style-name="P1"/>
      <text:p text:style-name="P5">Q and A ?</text:p>
      <text:p text:style-name="P1"/>
      <text:list xml:id="list390705309" text:style-name="L1">
        <text:list-item>
          <text:p text:style-name="P2">Zameranie sa na vyvoj modelu pre testerov aplikacii alebo testerov technologii ? Alebo to ma byt absolutne jedno ? Teda testovanie RichFaces vs. testovanie aplikacii napisanych v RichFaces. </text:p>
        </text:list-item>
        <text:list-item>
          <text:p text:style-name="P3"><text:span text:style-name="T1">WebElement vs. Ajocado – preco <text:s/>vsade davam WebElement ? WebElement je proxy ? Preco vlastne znova pouzivam proxy ? Pretoze chcem odstranit tight coupling medzi Page objektmi a medzi driverom ktore pouzivaju ? Aby som potom mohol jednoducho menit drivery, teda napr WebElement za Ajocado a za hocico ine... ?</text:span>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uraj huska</meta:initial-creator>
    <meta:creation-date>2011-12-31T15:25:47</meta:creation-date>
    <dc:date>2012-01-04T22:29:45</dc:date>
    <dc:creator>juraj huska</dc:creator>
    <meta:editing-duration>PT03H33M47S</meta:editing-duration>
    <meta:editing-cycles>4</meta:editing-cycles>
    <meta:generator>OpenOffice.org/3.2$Linux OpenOffice.org_project/320m19$Build-9505</meta:generator>
    <meta:document-statistic meta:table-count="0" meta:image-count="0" meta:object-count="0" meta:page-count="1" meta:paragraph-count="4" meta:word-count="86" meta:character-count="520"/>
  </office:meta>
</office:document-meta>
</file>